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ulukko1" table:style-name="ta1" table:print="false">
        <table:table-column table:style-name="co1" table:default-cell-style-name="Default"/>
        <table:table-row table:style-name="ro1">
          <table:table-cell office:value-type="string">
            <text:p>Kuudestoista run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Vaka vanha Väinämöinen, tietäjä iän-ikuinen,</text:p>
          </table:table-cell>
        </table:table-row>
        <table:table-row table:style-name="ro1">
          <table:table-cell office:value-type="string">
            <text:p>oli veistävä venoista, uutta purtta puuhoava</text:p>
          </table:table-cell>
        </table:table-row>
        <table:table-row table:style-name="ro1">
          <table:table-cell office:value-type="string">
            <text:p>nenässä utuisen niemen, päässä saaren terhenisen.</text:p>
          </table:table-cell>
        </table:table-row>
        <table:table-row table:style-name="ro1">
          <table:table-cell office:value-type="string">
            <text:p>Puit? puuttui purren seppä, lautoja venon tekijä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Kenpä puuta etsimähän, tammea tavoittamahan</text:p>
          </table:table-cell>
        </table:table-row>
        <table:table-row table:style-name="ro1">
          <table:table-cell office:value-type="string">
            <text:p>Väinämöiselle venoksi, laulajalle pohjapuuksi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Pellervoinen, pellon poika, Sampsa poika pikkarainen,</text:p>
          </table:table-cell>
        </table:table-row>
        <table:table-row table:style-name="ro1">
          <table:table-cell office:value-type="string">
            <text:p>sep' on puuta etsimähän, tammea tavoittamahan</text:p>
          </table:table-cell>
        </table:table-row>
        <table:table-row table:style-name="ro1">
          <table:table-cell office:value-type="string">
            <text:p>Väinämöiselle venoksi, laulajalle pohjapuuksi!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Käypi tietä, astelevi koillisille maailmoille.</text:p>
          </table:table-cell>
        </table:table-row>
        <table:table-row table:style-name="ro1">
          <table:table-cell office:value-type="string">
            <text:p>Meni mäen, menevi toisen, kulki kohta kolmannenki,</text:p>
          </table:table-cell>
        </table:table-row>
        <table:table-row table:style-name="ro1">
          <table:table-cell office:value-type="string">
            <text:p>kirves kultainen olalla, vaskivarsi kirvehessä.</text:p>
          </table:table-cell>
        </table:table-row>
        <table:table-row table:style-name="ro1">
          <table:table-cell office:value-type="string">
            <text:p>Yhtyi haapa vastahansa, sylen kolmen korkeuinen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Tahtoi haapoa tavata, puia puuta kirvehellä.</text:p>
          </table:table-cell>
        </table:table-row>
        <table:table-row table:style-name="ro1">
          <table:table-cell office:value-type="string">
            <text:p>Haapa haastaen sanovi, itse kielin kerkiävi:</text:p>
          </table:table-cell>
        </table:table-row>
        <table:table-row table:style-name="ro1">
          <table:table-cell office:value-type="string">
            <text:p>"Mitä, mies, tahot minusta, kuta kuitenki hala'at?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mpsa poika Pellervoinen, hänpä tuon sanoiksi virkki:</text:p>
          </table:table-cell>
        </table:table-row>
        <table:table-row table:style-name="ro1">
          <table:table-cell office:value-type="string">
            <text:p>"Tuotapa tahon sinusta, tuota etsin ja hala'an:</text:p>
          </table:table-cell>
        </table:table-row>
        <table:table-row table:style-name="ro1">
          <table:table-cell office:value-type="string">
            <text:p>Väinämöiselle venettä, laulajalle purren puuta.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Haapa haastoi kummemmasti, sataoksainen osasi:</text:p>
          </table:table-cell>
        </table:table-row>
        <table:table-row table:style-name="ro1">
          <table:table-cell office:value-type="string">
            <text:p>"Vuotava veno minusta ja pursi putoavainen!</text:p>
          </table:table-cell>
        </table:table-row>
        <table:table-row table:style-name="ro1">
          <table:table-cell office:value-type="string">
            <text:p>Minä olen ontelo tyveltä: kolmasti tänä kesänä</text:p>
          </table:table-cell>
        </table:table-row>
        <table:table-row table:style-name="ro1">
          <table:table-cell office:value-type="string">
            <text:p>toukka söi syämyeni, mato juureni makasi.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mpsa poika Pellervoinen siitä eistyvi etemmä;</text:p>
          </table:table-cell>
        </table:table-row>
        <table:table-row table:style-name="ro1">
          <table:table-cell office:value-type="string">
            <text:p>astua ajattelevi maailmoille pohjaisille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Tuli honka vastahansa, sylen kuuen korkeuinen.</text:p>
          </table:table-cell>
        </table:table-row>
        <table:table-row table:style-name="ro1">
          <table:table-cell office:value-type="string">
            <text:p>Iski puuta kirvehellä, kolahutti kuokallansa,</text:p>
          </table:table-cell>
        </table:table-row>
        <table:table-row table:style-name="ro1">
          <table:table-cell office:value-type="string">
            <text:p>kysytteli, lausutteli: "Oisiko sinusta, honka,</text:p>
          </table:table-cell>
        </table:table-row>
        <table:table-row table:style-name="ro1">
          <table:table-cell office:value-type="string">
            <text:p>Väinämöiselle venoksi, laulajalle laivapuuksi?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Honka vastata hotaisi, itse äänehen ärähti:</text:p>
          </table:table-cell>
        </table:table-row>
        <table:table-row table:style-name="ro1">
          <table:table-cell office:value-type="string">
            <text:p>"Ei minusta purtta tulle, kuuen kaaren kantajata!</text:p>
          </table:table-cell>
        </table:table-row>
        <table:table-row table:style-name="ro1">
          <table:table-cell office:value-type="string">
            <text:p>Mie olen honka huolainniekka; kolmasti tänä kesänä</text:p>
          </table:table-cell>
        </table:table-row>
        <table:table-row table:style-name="ro1">
          <table:table-cell office:value-type="string">
            <text:p>korppi koikkui latvallani, varis vaakkui oksillani.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mpsa poika Pellervoinen aina eistyvi etemmä;</text:p>
          </table:table-cell>
        </table:table-row>
        <table:table-row table:style-name="ro1">
          <table:table-cell office:value-type="string">
            <text:p>astua ajattelevi suvisille maailmoille.</text:p>
          </table:table-cell>
        </table:table-row>
        <table:table-row table:style-name="ro1">
          <table:table-cell office:value-type="string">
            <text:p>Tuli tammi vastahansa, ympäri yheksän syltä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Kysytteli, lausutteli: "Tulisko sinusta, tammi,</text:p>
          </table:table-cell>
        </table:table-row>
        <table:table-row table:style-name="ro1">
          <table:table-cell office:value-type="string">
            <text:p>emeä erävenehen, sotapurren pohjapuuta?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Tammi taiten vastaeli, osaeli puu omena:</text:p>
          </table:table-cell>
        </table:table-row>
        <table:table-row table:style-name="ro1">
          <table:table-cell office:value-type="string">
            <text:p>"On vainen minussa puuta emäksi yhen venosen,</text:p>
          </table:table-cell>
        </table:table-row>
        <table:table-row table:style-name="ro1">
          <table:table-cell office:value-type="string">
            <text:p>enk' ole hoikka huolainniekka enkä ontelo sisältä.</text:p>
          </table:table-cell>
        </table:table-row>
        <table:table-row table:style-name="ro1">
          <table:table-cell office:value-type="string">
            <text:p>Kolmasti tänä kesänä, tänä suurena suvena</text:p>
          </table:table-cell>
        </table:table-row>
        <table:table-row table:style-name="ro1">
          <table:table-cell office:value-type="string">
            <text:p>päivyt kierti keskipuuta, kuuhut latvalla kumotti,</text:p>
          </table:table-cell>
        </table:table-row>
        <table:table-row table:style-name="ro1">
          <table:table-cell office:value-type="string">
            <text:p>käet kukkui oksillani, linnut lehvillä lepäsi.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mpsa poika Pellervoinen otti kirvehen olalta,</text:p>
          </table:table-cell>
        </table:table-row>
        <table:table-row table:style-name="ro1">
          <table:table-cell office:value-type="string">
            <text:p>iski puuta kirvehellä, tammea tasaterällä;</text:p>
          </table:table-cell>
        </table:table-row>
        <table:table-row table:style-name="ro1">
          <table:table-cell office:value-type="string">
            <text:p>pian taisi tammen kaata, puun sorean sorrutella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sin laski latvan poikki, tyven tyynni halkaisevi.</text:p>
          </table:table-cell>
        </table:table-row>
        <table:table-row table:style-name="ro1">
          <table:table-cell office:value-type="string">
            <text:p>Veisti siitä pohjapuita, lautoja epälukuisin</text:p>
          </table:table-cell>
        </table:table-row>
        <table:table-row table:style-name="ro1">
          <table:table-cell office:value-type="string">
            <text:p>laulajalle laivaksiksi, Väinämöiselle venoksi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iitä vanha Väinämöinen tietäjä iän-ikuinen,</text:p>
          </table:table-cell>
        </table:table-row>
        <table:table-row table:style-name="ro1">
          <table:table-cell office:value-type="string">
            <text:p>teki tieolle venettä, laati purtta laulamalla</text:p>
          </table:table-cell>
        </table:table-row>
        <table:table-row table:style-name="ro1">
          <table:table-cell office:value-type="string">
            <text:p>yhen tammen taittumista, puun murskan murenemista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Lauloi virren: pohjan puutti, lauloi toisen: liitti laian;</text:p>
          </table:table-cell>
        </table:table-row>
        <table:table-row table:style-name="ro1">
          <table:table-cell office:value-type="string">
            <text:p>lauloi kohta kolmannenki hankoja hakatessansa,</text:p>
          </table:table-cell>
        </table:table-row>
        <table:table-row table:style-name="ro1">
          <table:table-cell office:value-type="string">
            <text:p>päitä kaaren päätellessä, liitellessänsä limiä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Kaaritettua venosen, liitettyä laian liitot</text:p>
          </table:table-cell>
        </table:table-row>
        <table:table-row table:style-name="ro1">
          <table:table-cell office:value-type="string">
            <text:p>uupui kolmea sanoa panemilla parraspuien,</text:p>
          </table:table-cell>
        </table:table-row>
        <table:table-row table:style-name="ro1">
          <table:table-cell office:value-type="string">
            <text:p>kokkien kohentimilla, peräpään on päättimillä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Vaka vanha Väinämöinen, tietäjä iän-ikuinen,</text:p>
          </table:table-cell>
        </table:table-row>
        <table:table-row table:style-name="ro1">
          <table:table-cell office:value-type="string">
            <text:p>sanan virkkoi, noin nimesi: "Voi poloinen, päiviäni!</text:p>
          </table:table-cell>
        </table:table-row>
        <table:table-row table:style-name="ro1">
          <table:table-cell office:value-type="string">
            <text:p>Ei saanut veno vesille, uusi laiva lainehille!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Arvelee, ajattelevi, mistäpä sanoja saisi,</text:p>
          </table:table-cell>
        </table:table-row>
        <table:table-row table:style-name="ro1">
          <table:table-cell office:value-type="string">
            <text:p>loisi lempiluottehia; pääskyjenkö päälaelta,</text:p>
          </table:table-cell>
        </table:table-row>
        <table:table-row table:style-name="ro1">
          <table:table-cell office:value-type="string">
            <text:p>joutsenkarjan juonen päästä, hanhilauman hartioilta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Läksi saamahan sanoja. Tuhoi joukon joutsenia,</text:p>
          </table:table-cell>
        </table:table-row>
        <table:table-row table:style-name="ro1">
          <table:table-cell office:value-type="string">
            <text:p>harkun hanhia hävitti, päättömästi pääskysiä:</text:p>
          </table:table-cell>
        </table:table-row>
        <table:table-row table:style-name="ro1">
          <table:table-cell office:value-type="string">
            <text:p>ei saanut sanoakana, ei sanoa eikä puolta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Arvelee, ajattelevi: "Tuoll' oisi sata sanoa</text:p>
          </table:table-cell>
        </table:table-row>
        <table:table-row table:style-name="ro1">
          <table:table-cell office:value-type="string">
            <text:p>kesäpeuran kielen alla, suussa valkean oravan.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Läksi saamahan sanoja, ongelmoita ottamahan.</text:p>
          </table:table-cell>
        </table:table-row>
        <table:table-row table:style-name="ro1">
          <table:table-cell office:value-type="string">
            <text:p>Pellon peuroja levitti, oravia suuren orren:</text:p>
          </table:table-cell>
        </table:table-row>
        <table:table-row table:style-name="ro1">
          <table:table-cell office:value-type="string">
            <text:p>sai siitä sanoja paljo, ne kaikki avuttomia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Arvelee, ajattelevi: "Tuolta saan sa'an sanoja,</text:p>
          </table:table-cell>
        </table:table-row>
        <table:table-row table:style-name="ro1">
          <table:table-cell office:value-type="string">
            <text:p>tuolta Tuonelan ko'ista, Manalan ikimajasta.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Läksi Tuonelta sanoja, Manalalta mahtiloita.</text:p>
          </table:table-cell>
        </table:table-row>
        <table:table-row table:style-name="ro1">
          <table:table-cell office:value-type="string">
            <text:p>Astua taputtelevi; kävi viikon vitsikkoa,</text:p>
          </table:table-cell>
        </table:table-row>
        <table:table-row table:style-name="ro1">
          <table:table-cell office:value-type="string">
            <text:p>viikon toisen tuomikkoa, kolmannen katajikkoa:</text:p>
          </table:table-cell>
        </table:table-row>
        <table:table-row table:style-name="ro1">
          <table:table-cell office:value-type="string">
            <text:p>jo näkyi Manalan saari, Tuonen kumpu kuumottavi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Vaka vanha Väinämöinen jo huhuta huikahutti</text:p>
          </table:table-cell>
        </table:table-row>
        <table:table-row table:style-name="ro1">
          <table:table-cell office:value-type="string">
            <text:p>tuossa Tuonelan joessa, Manalan alantehessa:</text:p>
          </table:table-cell>
        </table:table-row>
        <table:table-row table:style-name="ro1">
          <table:table-cell office:value-type="string">
            <text:p>"Tuo venettä, Tuonen tytti, lauttoa, Manalan lapsi,</text:p>
          </table:table-cell>
        </table:table-row>
        <table:table-row table:style-name="ro1">
          <table:table-cell office:value-type="string">
            <text:p>yli salmen saa'akseni, joen poikki päästäkseni!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Lyhykäinen Tuonen tytti, matala Manalan neiti,</text:p>
          </table:table-cell>
        </table:table-row>
        <table:table-row table:style-name="ro1">
          <table:table-cell office:value-type="string">
            <text:p>tuo oli poukkujen pesijä, räpähien räimyttäjä</text:p>
          </table:table-cell>
        </table:table-row>
        <table:table-row table:style-name="ro1">
          <table:table-cell office:value-type="string">
            <text:p>Tuonen mustassa joessa, Manalan alusve'essä.</text:p>
          </table:table-cell>
        </table:table-row>
        <table:table-row table:style-name="ro1">
          <table:table-cell office:value-type="string">
            <text:p>Sanan virkkoi, noin nimesi, itse lausui ja pakisi:</text:p>
          </table:table-cell>
        </table:table-row>
        <table:table-row table:style-name="ro1">
          <table:table-cell office:value-type="string">
            <text:p>"Vene täältä tuotanehe, kuni syy sanottanehe,</text:p>
          </table:table-cell>
        </table:table-row>
        <table:table-row table:style-name="ro1">
          <table:table-cell office:value-type="string">
            <text:p>mi sinun Manalle saattoi ilman tauin tappamatta,</text:p>
          </table:table-cell>
        </table:table-row>
        <table:table-row table:style-name="ro1">
          <table:table-cell office:value-type="string">
            <text:p>ottamatta oivan surman, muun surman musertamatta.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Vaka vanha Väinämöinen sanan virkkoi, noin nimesi:</text:p>
          </table:table-cell>
        </table:table-row>
        <table:table-row table:style-name="ro1">
          <table:table-cell office:value-type="string">
            <text:p>"Tuoni minut tänne tuotti, Mana mailtani veteli.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Lyhykäinen Tuonen tytti, matala Manalan neiti,</text:p>
          </table:table-cell>
        </table:table-row>
        <table:table-row table:style-name="ro1">
          <table:table-cell office:value-type="string">
            <text:p>tuonpa hän sanoiksi virkki: "Jopa keksin kielastajan!</text:p>
          </table:table-cell>
        </table:table-row>
        <table:table-row table:style-name="ro1">
          <table:table-cell office:value-type="string">
            <text:p>Kunp' on Tuoni tänne toisi, Mana mailta siirteleisi,</text:p>
          </table:table-cell>
        </table:table-row>
        <table:table-row table:style-name="ro1">
          <table:table-cell office:value-type="string">
            <text:p>Tuoni toisi tullessansa, Manalainen matkassansa</text:p>
          </table:table-cell>
        </table:table-row>
        <table:table-row table:style-name="ro1">
          <table:table-cell office:value-type="string">
            <text:p>Tuonen hattu hartioilla, Manan kintahat käessä.</text:p>
          </table:table-cell>
        </table:table-row>
        <table:table-row table:style-name="ro1">
          <table:table-cell office:value-type="string">
            <text:p>Sano totta, Väinämöinen: mi sinun Manalle saattoi?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Vaka vanha Väinämöinen jo tuossa sanoiksi virkki:</text:p>
          </table:table-cell>
        </table:table-row>
        <table:table-row table:style-name="ro1">
          <table:table-cell office:value-type="string">
            <text:p>"Rauta mun Manalle saattoi, teräs tempoi Tuonelahan.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Lyhykäinen Tuonen tytti, matala Manalan neiti,</text:p>
          </table:table-cell>
        </table:table-row>
        <table:table-row table:style-name="ro1">
          <table:table-cell office:value-type="string">
            <text:p>sanan virkkoi, noin nimesi: "Tuosta tunnen kielastajan!</text:p>
          </table:table-cell>
        </table:table-row>
        <table:table-row table:style-name="ro1">
          <table:table-cell office:value-type="string">
            <text:p>Kun rauta Manalle saisi, teräs toisi Tuonelahan,</text:p>
          </table:table-cell>
        </table:table-row>
        <table:table-row table:style-name="ro1">
          <table:table-cell office:value-type="string">
            <text:p>verin vaattehet valuisi, hurmehen hurahteleisi.</text:p>
          </table:table-cell>
        </table:table-row>
        <table:table-row table:style-name="ro1">
          <table:table-cell office:value-type="string">
            <text:p>Sano totta, Väinämöinen, sano totta toinen kerta!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Vaka vanha Väinämöinen sanan virkkoi, noin nimesi:</text:p>
          </table:table-cell>
        </table:table-row>
        <table:table-row table:style-name="ro1">
          <table:table-cell office:value-type="string">
            <text:p>"Vesi sai minun Manalle, aalto toi on Tuonelahan.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Lyhykäinen Tuonen tytti, matala Manalan neiti,</text:p>
          </table:table-cell>
        </table:table-row>
        <table:table-row table:style-name="ro1">
          <table:table-cell office:value-type="string">
            <text:p>sanan virkkoi, noin nimesi: "Ymmärrän valehtelijan!</text:p>
          </table:table-cell>
        </table:table-row>
        <table:table-row table:style-name="ro1">
          <table:table-cell office:value-type="string">
            <text:p>Jos vesi Manalle saisi, aalto toisi Tuonelahan,</text:p>
          </table:table-cell>
        </table:table-row>
        <table:table-row table:style-name="ro1">
          <table:table-cell office:value-type="string">
            <text:p>vesin vaattehet valuisi, helmasi herahteleisi.</text:p>
          </table:table-cell>
        </table:table-row>
        <table:table-row table:style-name="ro1">
          <table:table-cell office:value-type="string">
            <text:p>Sano tarkkoja tosia: mi sinun Manalle saattoi?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Tuossa vanha Väinämöinen vielä kerran kielastavi:</text:p>
          </table:table-cell>
        </table:table-row>
        <table:table-row table:style-name="ro1">
          <table:table-cell office:value-type="string">
            <text:p>"Tuli toi mun Tuonelahan, valkea Manalle saattoi.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Lyhykäinen Tuonen tytti, matala Manalan neiti,</text:p>
          </table:table-cell>
        </table:table-row>
        <table:table-row table:style-name="ro1">
          <table:table-cell office:value-type="string">
            <text:p>hänpä tuon sanoiksi virkki: "Arvoan valehtelijan!</text:p>
          </table:table-cell>
        </table:table-row>
        <table:table-row table:style-name="ro1">
          <table:table-cell office:value-type="string">
            <text:p>Jos tuli Manalle toisi, valkeainen Tuonelahan,</text:p>
          </table:table-cell>
        </table:table-row>
        <table:table-row table:style-name="ro1">
          <table:table-cell office:value-type="string">
            <text:p>oisi kutrit kärventynnä, partaki pahoin palanut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"Oi sie vanha Väinämöinen! Jos tahot venettä täältä,</text:p>
          </table:table-cell>
        </table:table-row>
        <table:table-row table:style-name="ro1">
          <table:table-cell office:value-type="string">
            <text:p>sano tarkkoja tosia, valehia viimeisiä,</text:p>
          </table:table-cell>
        </table:table-row>
        <table:table-row table:style-name="ro1">
          <table:table-cell office:value-type="string">
            <text:p>mitenkä tulit Manalle ilman tauin tappamatta,</text:p>
          </table:table-cell>
        </table:table-row>
        <table:table-row table:style-name="ro1">
          <table:table-cell office:value-type="string">
            <text:p>ottamatta oivan surman, muun surman murentamatta!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noi vanha Väinämöinen: "Jos vähän valehtelinki,</text:p>
          </table:table-cell>
        </table:table-row>
        <table:table-row table:style-name="ro1">
          <table:table-cell office:value-type="string">
            <text:p>kerran toisen kielastelin, toki ma sanon toetki.</text:p>
          </table:table-cell>
        </table:table-row>
        <table:table-row table:style-name="ro1">
          <table:table-cell office:value-type="string">
            <text:p>Te'in tieolla venettä, laain purtta laulamalla.</text:p>
          </table:table-cell>
        </table:table-row>
        <table:table-row table:style-name="ro1">
          <table:table-cell office:value-type="string">
            <text:p>Lauloin päivän, lauloin toisen, niin päivällä kolmannella</text:p>
          </table:table-cell>
        </table:table-row>
        <table:table-row table:style-name="ro1">
          <table:table-cell office:value-type="string">
            <text:p>rikkoihe reki runoilta, jalas taittui lausehilta:</text:p>
          </table:table-cell>
        </table:table-row>
        <table:table-row table:style-name="ro1">
          <table:table-cell office:value-type="string">
            <text:p>läksin Tuonelta oroa, Manalalta vääntiätä</text:p>
          </table:table-cell>
        </table:table-row>
        <table:table-row table:style-name="ro1">
          <table:table-cell office:value-type="string">
            <text:p>rekosen rakentoani, laulukorjan laatiani.</text:p>
          </table:table-cell>
        </table:table-row>
        <table:table-row table:style-name="ro1">
          <table:table-cell office:value-type="string">
            <text:p>Tuopa nyt venoista tänne, laita mulle lauttoasi</text:p>
          </table:table-cell>
        </table:table-row>
        <table:table-row table:style-name="ro1">
          <table:table-cell office:value-type="string">
            <text:p>yli salmen saa'akseni, joen poikki päästäkseni!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Kyllä Tuonetar toruvi, Manan neiti riitelevi:</text:p>
          </table:table-cell>
        </table:table-row>
        <table:table-row table:style-name="ro1">
          <table:table-cell office:value-type="string">
            <text:p>"Oi on, hullu, hulluuttasi, mies on, mielesi vähyyttä!</text:p>
          </table:table-cell>
        </table:table-row>
        <table:table-row table:style-name="ro1">
          <table:table-cell office:value-type="string">
            <text:p>Tulet syyttä Tuonelahan, tauitta Manan majoille!</text:p>
          </table:table-cell>
        </table:table-row>
        <table:table-row table:style-name="ro1">
          <table:table-cell office:value-type="string">
            <text:p>Parempi sinun olisi palata omille maille:</text:p>
          </table:table-cell>
        </table:table-row>
        <table:table-row table:style-name="ro1">
          <table:table-cell office:value-type="string">
            <text:p>äijä on tänne tullehia, ei paljo palannehia.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noi vanha Väinämöinen: "Akka tieltä kääntyköhön,</text:p>
          </table:table-cell>
        </table:table-row>
        <table:table-row table:style-name="ro1">
          <table:table-cell office:value-type="string">
            <text:p>eip' on mies pahempikana, uros untelompikana!</text:p>
          </table:table-cell>
        </table:table-row>
        <table:table-row table:style-name="ro1">
          <table:table-cell office:value-type="string">
            <text:p>Tuo venettä, Tuonen tytti, lauttoa, Manalan lapsi!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Vei venehen Tuonen tytti; sillä vanhan Väinämöisen</text:p>
          </table:table-cell>
        </table:table-row>
        <table:table-row table:style-name="ro1">
          <table:table-cell office:value-type="string">
            <text:p>yli salmen saattelevi, joen poikki päästelevi.</text:p>
          </table:table-cell>
        </table:table-row>
        <table:table-row table:style-name="ro1">
          <table:table-cell office:value-type="string">
            <text:p>Itse tuon sanoiksi virkki: "Voi sinua, Väinämöinen!</text:p>
          </table:table-cell>
        </table:table-row>
        <table:table-row table:style-name="ro1">
          <table:table-cell office:value-type="string">
            <text:p>Läksit surmatta Manalle, kuolematta Tuonelahan!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Tuonetar, hyvä emäntä, Manalatar, vaimo vanha,</text:p>
          </table:table-cell>
        </table:table-row>
        <table:table-row table:style-name="ro1">
          <table:table-cell office:value-type="string">
            <text:p>toip' on tuopilla olutta, kantoi kaksikorvaisella;</text:p>
          </table:table-cell>
        </table:table-row>
        <table:table-row table:style-name="ro1">
          <table:table-cell office:value-type="string">
            <text:p>itse tuon sanoiksi virkki: "Juop' on, vanha Väinämöinen!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Vaka vanha Väinämöinen katsoi pitkin tuoppiansa:</text:p>
          </table:table-cell>
        </table:table-row>
        <table:table-row table:style-name="ro1">
          <table:table-cell office:value-type="string">
            <text:p>sammakot kuti sisällä, maot laioilla lateli.</text:p>
          </table:table-cell>
        </table:table-row>
        <table:table-row table:style-name="ro1">
          <table:table-cell office:value-type="string">
            <text:p>Siitä tuon sanoiksi virkki: "En mä tänne tullutkana</text:p>
          </table:table-cell>
        </table:table-row>
        <table:table-row table:style-name="ro1">
          <table:table-cell office:value-type="string">
            <text:p>juomahan Manalan maljat, Tuonen tuopit lakkimahan:</text:p>
          </table:table-cell>
        </table:table-row>
        <table:table-row table:style-name="ro1">
          <table:table-cell office:value-type="string">
            <text:p>juopuvat oluen juojat, kannun appajat katoovat.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noi Tuonelan emäntä: "Oi on vanha Väinämöinen!</text:p>
          </table:table-cell>
        </table:table-row>
        <table:table-row table:style-name="ro1">
          <table:table-cell office:value-type="string">
            <text:p>Mitä sie tulit Manalle, kuta Tuonelan tuville</text:p>
          </table:table-cell>
        </table:table-row>
        <table:table-row table:style-name="ro1">
          <table:table-cell office:value-type="string">
            <text:p>ennen Tuonen tahtomatta, Manan mailta kutsumatta?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noi vanha Väinämöinen: "Veistäessäni venoista,</text:p>
          </table:table-cell>
        </table:table-row>
        <table:table-row table:style-name="ro1">
          <table:table-cell office:value-type="string">
            <text:p>uutta purtta puuhatessa uuvuin kolmea sanoa</text:p>
          </table:table-cell>
        </table:table-row>
        <table:table-row table:style-name="ro1">
          <table:table-cell office:value-type="string">
            <text:p>peripäätä päätellessä, kokkoa kohottaessa.</text:p>
          </table:table-cell>
        </table:table-row>
        <table:table-row table:style-name="ro1">
          <table:table-cell office:value-type="string">
            <text:p>Kun en noita saanutkana, mailta, ilmoilta tavannut,</text:p>
          </table:table-cell>
        </table:table-row>
        <table:table-row table:style-name="ro1">
          <table:table-cell office:value-type="string">
            <text:p>piti tulla Tuonelahan, lähteä Manan majoille</text:p>
          </table:table-cell>
        </table:table-row>
        <table:table-row table:style-name="ro1">
          <table:table-cell office:value-type="string">
            <text:p>saamahan sanoja noita, ongelmoita oppimahan.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Tuopa Tuonelan emäntä sanan virkkoi, noin nimesi:</text:p>
          </table:table-cell>
        </table:table-row>
        <table:table-row table:style-name="ro1">
          <table:table-cell office:value-type="string">
            <text:p>"Ei Tuoni sanoja anna, Mana mahtia jakele!</text:p>
          </table:table-cell>
        </table:table-row>
        <table:table-row table:style-name="ro1">
          <table:table-cell office:value-type="string">
            <text:p>Etkä täältä pääsnekänä sinä ilmoisna ikänä</text:p>
          </table:table-cell>
        </table:table-row>
        <table:table-row table:style-name="ro1">
          <table:table-cell office:value-type="string">
            <text:p>kotihisi kulkemahan, maillesi matelemahan.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Uuvutti unehen miehen, pani maata matkalaisen</text:p>
          </table:table-cell>
        </table:table-row>
        <table:table-row table:style-name="ro1">
          <table:table-cell office:value-type="string">
            <text:p>Tuonen taljavuotehelle. Siinä mies makaelevi,</text:p>
          </table:table-cell>
        </table:table-row>
        <table:table-row table:style-name="ro1">
          <table:table-cell office:value-type="string">
            <text:p>uros unta ottelevi: mies makasi, vaate valvoi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Oli akka Tuonelassa, akka vanha käykkäleuka,</text:p>
          </table:table-cell>
        </table:table-row>
        <table:table-row table:style-name="ro1">
          <table:table-cell office:value-type="string">
            <text:p>rautarihman kehreäjä, vaskilankojen valaja.</text:p>
          </table:table-cell>
        </table:table-row>
        <table:table-row table:style-name="ro1">
          <table:table-cell office:value-type="string">
            <text:p>Kehräsi sataisen nuotan, tuhantisen tuuritteli</text:p>
          </table:table-cell>
        </table:table-row>
        <table:table-row table:style-name="ro1">
          <table:table-cell office:value-type="string">
            <text:p>yönä yhtenä kesäisnä yhellä vesikivellä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Oli ukko Tuonelassa; se on ukko kolmisormi,</text:p>
          </table:table-cell>
        </table:table-row>
        <table:table-row table:style-name="ro1">
          <table:table-cell office:value-type="string">
            <text:p>rautaverkkojen kutoja, vaskinuotan valmistaja.</text:p>
          </table:table-cell>
        </table:table-row>
        <table:table-row table:style-name="ro1">
          <table:table-cell office:value-type="string">
            <text:p>Se kutoi sataisen nuotan, tuhantisen tuikutteli</text:p>
          </table:table-cell>
        </table:table-row>
        <table:table-row table:style-name="ro1">
          <table:table-cell office:value-type="string">
            <text:p>samana kesäisnä yönä samalla vesikivellä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Tuonen poika koukkusormi, koukkusormi, rautanäppi,</text:p>
          </table:table-cell>
        </table:table-row>
        <table:table-row table:style-name="ro1">
          <table:table-cell office:value-type="string">
            <text:p>se veti sataisen nuotan poikki Tuonelan joesta,</text:p>
          </table:table-cell>
        </table:table-row>
        <table:table-row table:style-name="ro1">
          <table:table-cell office:value-type="string">
            <text:p>sekä poikki jotta pitkin, jotta vieläkin vitahan,</text:p>
          </table:table-cell>
        </table:table-row>
        <table:table-row table:style-name="ro1">
          <table:table-cell office:value-type="string">
            <text:p>jottei päästä Väinämöisen, selvitä uvantolaisen</text:p>
          </table:table-cell>
        </table:table-row>
        <table:table-row table:style-name="ro1">
          <table:table-cell office:value-type="string">
            <text:p>sinä ilmoisna ikänä, kuuna kullan valkeana</text:p>
          </table:table-cell>
        </table:table-row>
        <table:table-row table:style-name="ro1">
          <table:table-cell office:value-type="string">
            <text:p>tuolta Tuonelan ko'ista, Manalan ikimajoista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Vaka vanha Väinämöinen sanan virkkoi, noin nimesi:</text:p>
          </table:table-cell>
        </table:table-row>
        <table:table-row table:style-name="ro1">
          <table:table-cell office:value-type="string">
            <text:p>"Joko lie tuhoni tullut, hätäpäivä päälle pääsnyt</text:p>
          </table:table-cell>
        </table:table-row>
        <table:table-row table:style-name="ro1">
          <table:table-cell office:value-type="string">
            <text:p>näillä Tuonelan tuvilla, Manalan majantehilla?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Pian muuksi muuttelihe, ruton toiseksi rupesi:</text:p>
          </table:table-cell>
        </table:table-row>
        <table:table-row table:style-name="ro1">
          <table:table-cell office:value-type="string">
            <text:p>meni mustana merehen, saarvana sara'ikkohon;</text:p>
          </table:table-cell>
        </table:table-row>
        <table:table-row table:style-name="ro1">
          <table:table-cell office:value-type="string">
            <text:p>matoi rautaisna matona, kulki kyisnä käärmehenä</text:p>
          </table:table-cell>
        </table:table-row>
        <table:table-row table:style-name="ro1">
          <table:table-cell office:value-type="string">
            <text:p>poikki Tuonelan joesta, läpi Tuonen verkkoloista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Tuonen poika koukkusormi, koukkusormi, rautanäppi,</text:p>
          </table:table-cell>
        </table:table-row>
        <table:table-row table:style-name="ro1">
          <table:table-cell office:value-type="string">
            <text:p>kävi aamulla varahin verkkojansa katsomahan:</text:p>
          </table:table-cell>
        </table:table-row>
        <table:table-row table:style-name="ro1">
          <table:table-cell office:value-type="string">
            <text:p>sa'an saapi taimenia, tuhat emon alvehia,</text:p>
          </table:table-cell>
        </table:table-row>
        <table:table-row table:style-name="ro1">
          <table:table-cell office:value-type="string">
            <text:p>eip' on saanut Väinämöistä, ukkoa uvantolaista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iitä vanha Väinämöinen Tuonelasta tultuansa</text:p>
          </table:table-cell>
        </table:table-row>
        <table:table-row table:style-name="ro1">
          <table:table-cell office:value-type="string">
            <text:p>sanovi sanalla tuolla, lausui tuolla lausehella:</text:p>
          </table:table-cell>
        </table:table-row>
        <table:table-row table:style-name="ro1">
          <table:table-cell office:value-type="string">
            <text:p>"Elköhön hyvä Jumala, elköhön sitä suetko,</text:p>
          </table:table-cell>
        </table:table-row>
        <table:table-row table:style-name="ro1">
          <table:table-cell office:value-type="string">
            <text:p>itse-mennyttä Manalle, Tuonelahan tunkeinutta!</text:p>
          </table:table-cell>
        </table:table-row>
        <table:table-row table:style-name="ro1">
          <table:table-cell office:value-type="string">
            <text:p>Äijä on sinne saanehia, vähä tuolta tullehia,</text:p>
          </table:table-cell>
        </table:table-row>
        <table:table-row table:style-name="ro1">
          <table:table-cell office:value-type="string">
            <text:p>tuolta Tuonelan ko'ista, Manalan ikimajoista."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Vielä tuon sanoiksi virkki, itse lausui, noin lateli</text:p>
          </table:table-cell>
        </table:table-row>
        <table:table-row table:style-name="ro1">
          <table:table-cell office:value-type="string">
            <text:p>nuorisolle nousevalle, kansalle ylenevälle;</text:p>
          </table:table-cell>
        </table:table-row>
        <table:table-row table:style-name="ro1">
          <table:table-cell office:value-type="string">
            <text:p>"Elkätte, imeisen lapset, sinä ilmoisna ikänä</text:p>
          </table:table-cell>
        </table:table-row>
        <table:table-row table:style-name="ro1">
          <table:table-cell office:value-type="string">
            <text:p>tehkö syytä syyttömälle, vikoa viattomalle!</text:p>
          </table:table-cell>
        </table:table-row>
        <table:table-row table:style-name="ro1">
          <table:table-cell office:value-type="string">
            <text:p>Pahoin palkka maksetahan tuolla Tuonelan ko'issa:</text:p>
          </table:table-cell>
        </table:table-row>
        <table:table-row table:style-name="ro1">
          <table:table-cell office:value-type="string">
            <text:p>sija on siellä syyllisillä, vuotehet viallisilla,</text:p>
          </table:table-cell>
        </table:table-row>
        <table:table-row table:style-name="ro1">
          <table:table-cell office:value-type="string">
            <text:p>alus kuumista kivistä, palavoista paateroista?,</text:p>
          </table:table-cell>
        </table:table-row>
        <table:table-row table:style-name="ro1">
          <table:table-cell office:value-type="string">
            <text:p>peitto kyistä, käärmehistä, tuonen toukista ku'ottu." </text:p>
          </table:table-cell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0">20.08.2012</text:date>, <text:time>12:14:16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 K</meta:initial-creator>
    <meta:creation-date>2012-08-20T12:12:24.32</meta:creation-date>
    <dc:date>2012-08-20T12:14:16.38</dc:date>
    <dc:creator>K K</dc:creator>
    <meta:editing-duration>PT1M52S</meta:editing-duration>
    <meta:editing-cycles>1</meta:editing-cycles>
    <meta:document-statistic meta:table-count="3" meta:cell-count="207" meta:object-count="0"/>
    <meta:generator>OpenOffice.org/3.3$Win32 OpenOffice.org_project/330m20$Build-9567</meta:generator>
  </office:meta>
</office:document-meta>
</file>